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note">
      <style:text-properties officeooo:rsid="000c45de" officeooo:paragraph-rsid="000c45de"/>
    </style:style>
    <style:style style:name="P2" style:family="paragraph" style:parent-style-name="Footnote">
      <style:paragraph-properties fo:text-align="justify" style:justify-single-word="false"/>
      <style:text-properties officeooo:rsid="000a850c" officeooo:paragraph-rsid="000c45de"/>
    </style:style>
    <style:style style:name="P3" style:family="paragraph" style:parent-style-name="Footnote">
      <style:paragraph-properties fo:margin-left="0cm" fo:margin-right="0cm" fo:line-height="150%" fo:text-align="justify" style:justify-single-word="false" fo:text-indent="0cm" style:auto-text-indent="false"/>
      <style:text-properties officeooo:rsid="000a850c" officeooo:paragraph-rsid="000c45de"/>
    </style:style>
    <style:style style:name="P4" style:family="paragraph" style:parent-style-name="Footnote">
      <style:paragraph-properties fo:margin-left="0cm" fo:margin-right="0cm" fo:line-height="150%" fo:text-align="justify" style:justify-single-word="false" fo:text-indent="0cm" style:auto-text-indent="false"/>
      <style:text-properties officeooo:rsid="000a850c" officeooo:paragraph-rsid="000cc302"/>
    </style:style>
    <style:style style:name="P5" style:family="paragraph" style:parent-style-name="Footnote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unctuation-wrap="hanging" style:writing-mode="lr-tb"/>
      <style:text-properties officeooo:rsid="000a850c" officeooo:paragraph-rsid="000d81ee" fo:hyphenate="false" fo:hyphenation-remain-char-count="2" fo:hyphenation-push-char-count="2" loext:hyphenation-no-caps="false"/>
    </style:style>
    <style:style style:name="P6" style:family="paragraph" style:parent-style-name="Footnote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style:punctuation-wrap="hanging" style:writing-mode="lr-tb"/>
      <style:text-properties officeooo:rsid="000a850c" officeooo:paragraph-rsid="0012af7d" fo:hyphenate="false" fo:hyphenation-remain-char-count="2" fo:hyphenation-push-char-count="2" loext:hyphenation-no-caps="false"/>
    </style:style>
    <style:style style:name="P7" style:family="paragraph" style:parent-style-name="Footnote">
      <style:text-properties officeooo:paragraph-rsid="000cc302"/>
    </style:style>
    <style:style style:name="P8" style:family="paragraph" style:parent-style-name="Footnote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style:punctuation-wrap="hanging" style:writing-mode="lr-tb"/>
      <style:text-properties officeooo:rsid="0012af7d" officeooo:paragraph-rsid="0012af7d" fo:hyphenate="false" fo:hyphenation-remain-char-count="2" fo:hyphenation-push-char-count="2" loext:hyphenation-no-caps="false"/>
    </style:style>
    <style:style style:name="P9" style:family="paragraph" style:parent-style-name="Standard">
      <style:text-properties officeooo:rsid="000a850c" officeooo:paragraph-rsid="000a850c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0a850c" officeooo:paragraph-rsid="000c45d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0a850c" officeooo:paragraph-rsid="000cc302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officeooo:rsid="000a850c" officeooo:paragraph-rsid="000d44e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unctuation-wrap="hanging" style:writing-mode="lr-tb"/>
      <style:text-properties officeooo:rsid="000a850c" officeooo:paragraph-rsid="000d44e7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style:punctuation-wrap="hanging" style:writing-mode="lr-tb"/>
      <style:text-properties officeooo:rsid="000a850c" officeooo:paragraph-rsid="0012af7d" fo:hyphenate="false" fo:hyphenation-remain-char-count="2" fo:hyphenation-push-char-count="2" loext:hyphenation-no-caps="false"/>
    </style:style>
    <style:style style:name="P15" style:family="paragraph" style:parent-style-name="Standard">
      <style:text-properties officeooo:rsid="000c45de" officeooo:paragraph-rsid="000c45d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0c45de" officeooo:paragraph-rsid="000c45de"/>
    </style:style>
    <style:style style:name="P17" style:family="paragraph" style:parent-style-name="Standard">
      <style:paragraph-properties fo:text-align="justify" style:justify-single-word="false"/>
      <style:text-properties officeooo:paragraph-rsid="000cc302"/>
    </style:style>
    <style:style style:name="T1" style:family="text">
      <style:text-properties officeooo:rsid="000c45de"/>
    </style:style>
    <style:style style:name="T2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style:font-size-asian="12pt" style:font-style-asian="normal" style:font-weight-asian="normal" style:font-size-complex="12pt" fo:background-color="#ffffff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c45de" style:text-blinking="false" style:font-size-asian="12pt" style:font-style-asian="normal" style:font-weight-asian="normal" style:font-size-complex="12pt" fo:background-color="#ffffff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text-blinking="false" style:font-size-asian="12pt" style:font-style-asian="normal" style:font-weight-asian="normal" style:font-size-complex="12pt" fo:background-color="#ffffff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2pt" fo:language="pt" fo:country="BR" fo:font-style="normal" style:text-underline-style="none" fo:font-weight="normal" style:letter-kerning="false" style:text-blinking="false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fo:background-color="#ffffff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2pt" fo:language="pt" fo:country="BR" fo:font-style="normal" style:text-underline-style="none" fo:font-weight="normal" style:letter-kerning="false" style:text-blinking="false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weight-complex="normal" fo:background-color="#ffffff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2pt" fo:language="pt" fo:country="BR" fo:font-style="normal" style:text-underline-style="none" fo:font-weight="normal" officeooo:rsid="0012af7d" style:letter-kerning="false" style:text-blinking="false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weight-complex="normal" fo:background-color="#ffffff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text-blinking="false" style:font-size-asian="10pt" style:font-style-asian="normal" style:font-weight-asian="normal" style:font-size-complex="10pt" fo:background-color="#ffffff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text-blinking="false" style:font-size-asian="10pt" style:font-style-asian="normal" style:font-weight-asian="normal" style:font-size-complex="10pt" fo:background-color="#ffffff"/>
    </style:style>
    <style:style style:name="T11" style:family="text">
      <style:text-properties fo:font-size="10pt" officeooo:rsid="000c45d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itações</text:p>
      <text:p text:style-name="P9">\\ Seção III </text:p>
      <text:p text:style-name="P15">\\ Começa com nota de roda pé 4 </text:p>
      <text:p text:style-name="P15"/>
      <text:p text:style-name="P15">Costa (2008) </text:p>
      <text:p text:style-name="P1">Klein (1987)</text:p>
      <text:p text:style-name="P16"><text:span text:style-name="T2">DRESCHER, 1995</text:span></text:p>
      <text:p text:style-name="P16"><text:span text:style-name="T2">Nabuco (2010</text:span></text:p>
      <text:p text:style-name="P2">Acemoglu &amp; Robinson (2012) ---- <text:span text:style-name="T1">Nota</text:span><text:span text:style-name="T11"> 8</text:span></text:p>
      <text:p text:style-name="P2">Acemoglu et. al (2001). <text:s/>---- <text:span text:style-name="T1">Nota 8</text:span><text:span text:style-name="T11"> </text:span></text:p>
      <text:p text:style-name="P10"><text:span text:style-name="T3">(MONASTERIO, 2005</text:span></text:p>
      <text:p text:style-name="P10"><text:span text:style-name="T3"/></text:p>
      <text:p text:style-name="P10"><text:span text:style-name="T3">LAGO, 1988</text:span></text:p>
      <text:p text:style-name="P3"><text:span text:style-name="T4">N</text:span><text:span text:style-name="T3">ogueról (2002).</text:span></text:p>
      <text:p text:style-name="P3"><text:span text:style-name="T3"/></text:p>
      <text:p text:style-name="P11"><text:span text:style-name="T5">ABREU &amp; LAGO, 2012, p. 12-13).</text:span></text:p>
      <text:p text:style-name="P4"><text:span text:style-name="T5">Monasterio &amp; Lopes (2018). </text:span></text:p>
      <text:p text:style-name="P4"><text:span text:style-name="T5"/></text:p>
      <text:p text:style-name="P4"><text:span text:style-name="T9">Para mais detalhes, ver Alencastro (1984); para o caso dos Estados Unidos, consultar Goldin (1976); Fogel &amp; Engerman (1974, p. 94-102). </text:span></text:p>
      <text:p text:style-name="P4"><text:span text:style-name="T9"/></text:p>
      <text:p text:style-name="P7"><text:span text:style-name="T10">Para mais detalhes, ver Slenes (1976); Lago (1988, p. 348) e Mello (1983) que tem um excelente trabalho sobre a longevidade da população escrava. </text:span></text:p>
      <text:p text:style-name="P4"><text:span text:style-name="T9"/></text:p>
      <text:p text:style-name="P17"><text:span text:style-name="T10">Lago (1988, p. 347-348); para mais detalhes sobre a epidemia no caso do Rio de Janeiro, ver Kodama, K. et. al. (2012). </text:span></text:p>
      <text:p text:style-name="P12"><text:span text:style-name="T5">Versiani (1994, p. 472):</text:span></text:p>
      <text:p text:style-name="P12"><text:span text:style-name="T5"/></text:p>
      <text:p text:style-name="P13"><text:span text:style-name="T5">North (1994, 1990, 2010)</text:span></text:p>
      <text:p text:style-name="P5"><text:span text:style-name="T5">KARASCH, 1975)</text:span></text:p>
      <text:p text:style-name="P14"><text:span text:style-name="T6">EISENBERG, 1983)</text:span></text:p>
      <text:p text:style-name="P14"><text:span text:style-name="T7">MELLO, 1978, p. 22)</text:span></text:p>
      <text:p text:style-name="P14"><text:span text:style-name="T7">Castro (1973, p. 45)</text:span></text:p>
      <text:p text:style-name="P6"><text:span text:style-name="T7">Bruce &amp; Bruce (2019). <text:line-break/></text:span><text:span text:style-name="T8">Costa (2016)</text:span></text:p>
      <text:p text:style-name="P6"><text:span text:style-name="T8"/></text:p>
      <text:p text:style-name="P8"><text:span text:style-name="T8">A</text:span><text:span text:style-name="T7">té secção 4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20:05:21.304171276</meta:creation-date>
    <dc:date>2023-04-24T00:08:48.663840592</dc:date>
    <meta:editing-duration>PT20M14S</meta:editing-duration>
    <meta:editing-cycles>1</meta:editing-cycles>
    <meta:document-statistic meta:table-count="0" meta:image-count="0" meta:object-count="0" meta:page-count="1" meta:paragraph-count="25" meta:word-count="146" meta:character-count="845" meta:non-whitespace-character-count="713"/>
    <meta:generator>LibreOffice/7.3.7.2$Linux_X86_64 LibreOffice_project/30$Build-2</meta:generator>
  </office:meta>
</office:document-meta>
</file>